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6" style:family="graphic" style:parent-style-name="objectwithoutfill">
      <style:graphic-properties draw:stroke="solid" draw:marker-start="Small_20_Arrow" draw:marker-start-width="0.3cm" draw:marker-end="Small_20_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b 58%"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cm" svg:height="10.4cm" svg:x="7.2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7.4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7.214cm" svg:y="11.2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9.458cm" svg:y="5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cm" svg:height="1.022cm" svg:x="8.8cm" svg:y="14.878cm">
          <draw:text-box>
            <text:p text:style-name="P2"><text:span text:style-name="T1">V</text:span><text:span text:style-name="T2">1</text:span><text:span text:style-name="T3">, P</text:span><text:span text:style-name="T2">1</text:span></text:p>
          </draw:text-box>
        </draw:frame>
        <draw:custom-shape draw:style-name="gr1" draw:text-style-name="P1" draw:layer="layout" svg:width="4.8cm" svg:height="10.4cm" svg:x="14.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14.7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14.514cm" svg:y="14.1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16.758cm" svg:y="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12cm" svg:x="1cm" svg:y="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513cm" svg:height="0.962cm" svg:x="8.323cm" svg:y="3.968cm">
          <draw:text-box>
            <text:p>State 1</text:p>
          </draw:text-box>
        </draw:frame>
        <draw:frame draw:style-name="gr5" draw:layer="layout" svg:width="2.513cm" svg:height="0.962cm" svg:x="15.624cm" svg:y="3.968cm">
          <draw:text-box>
            <text:p>State 2</text:p>
          </draw:text-box>
        </draw:frame>
        <draw:line draw:style-name="gr6" draw:text-style-name="P1" draw:layer="layout" svg:x1="13.4cm" svg:y1="11.4cm" svg:x2="13.4cm" svg:y2="14.316cm">
          <text:p/>
        </draw:line>
        <draw:line draw:style-name="gr7" draw:text-style-name="P1" draw:layer="layout" svg:x1="12cm" svg:y1="11.415cm" svg:x2="14.5cm" svg:y2="11.4cm">
          <text:p/>
        </draw:line>
        <draw:line draw:style-name="gr7" draw:text-style-name="P1" draw:layer="layout" svg:x1="12cm" svg:y1="14.316cm" svg:x2="14.5cm" svg:y2="14.301cm">
          <text:p/>
        </draw:line>
        <draw:frame draw:style-name="gr8" draw:layer="layout" svg:width="1.171cm" svg:height="0.962cm" svg:x="12.229cm" svg:y="12.3cm">
          <draw:text-box>
            <text:p>dx</text:p>
          </draw:text-box>
        </draw:frame>
        <draw:custom-shape draw:style-name="gr9" draw:text-style-name="P1" draw:layer="layout" svg:width="1cm" svg:height="3cm" svg:x="10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416cm" svg:height="1.171cm" svg:x="10.2cm" svg:y="7.2cm">
          <draw:text-box>
            <text:p>P<text:span text:style-name="T4">ext</text:span></text:p>
          </draw:text-box>
        </draw:frame>
        <draw:frame draw:style-name="gr4" draw:text-style-name="P3" draw:layer="layout" svg:width="2.2cm" svg:height="1.022cm" svg:x="15.8cm" svg:y="14.8cm">
          <draw:text-box>
            <text:p text:style-name="P2"><text:span text:style-name="T1">V</text:span><text:span text:style-name="T2">2</text:span><text:span text:style-name="T3">, P</text:span><text:span text:style-name="T2">2</text:span></text:p>
          </draw:text-box>
        </draw:frame>
        <draw:custom-shape draw:style-name="gr9" draw:text-style-name="P1" draw:layer="layout" svg:width="1cm" svg:height="3cm" svg:x="17.4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416cm" svg:height="1.171cm" svg:x="17.6cm" svg:y="10cm">
          <draw:text-box>
            <text:p>P<text:span text:style-name="T4">ext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7-02-15T14:36:03.277729431</dc:date>
    <meta:editing-duration>PT18M9S</meta:editing-duration>
    <meta:editing-cycles>9</meta:editing-cycles>
    <meta:generator>LibreOffice/4.2.8.2$Linux_X86_64 LibreOffice_project/420m0$Build-2</meta:generator>
    <meta:document-statistic meta:object-count="44"/>
  </office:meta>
</office:document-meta>
</file>